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reate.arduino.cc/projecthub/user16726/configuring-the-esp8266-using-an-arduino-0ab2e6" text:style-name="Internet_20_link" text:visited-style-name="Visited_20_Internet_20_Link">https://create.arduino.cc/projecthub/user16726/configuring-the-esp8266-using-an-arduino-0ab2e6</text:a></text:p>
      <text:p text:style-name="Standard"/>
      <text:p text:style-name="Standard"/>
      <text:p text:style-name="Standard"><text:a xlink:type="simple" xlink:href="https://www.electronicshub.org/esp8266-at-commands/" text:style-name="Internet_20_link" text:visited-style-name="Visited_20_Internet_20_Link">https://www.electronicshub.org/esp8266-at-commands/</text:a></text:p>
      <text:p text:style-name="Standard"/>
      <text:p text:style-name="Standard"/>
      <text:p text:style-name="Standard"><text:a xlink:type="simple" xlink:href="https://circuits4you.com/2019/01/03/arduino-error-avrdude-stk500_getsync-not-in-sync-resp0x00/" text:style-name="Internet_20_link" text:visited-style-name="Visited_20_Internet_20_Link">https://circuits4you.com/2019/01/03/arduino-error-avrdude-stk500_getsync-not-in-sync-resp0x00/</text:a></text:p>
      <text:p text:style-name="Standard"/>
      <text:p text:style-name="Standard"><text:a xlink:type="simple" xlink:href="https://www.hackster.io/user16726/configuring-the-esp8266-using-an-arduino-0ab2e6#toc-code-for-the-arduino-4" text:style-name="Internet_20_link" text:visited-style-name="Visited_20_Internet_20_Link">https://www.hackster.io/user16726/configuring-the-esp8266-using-an-arduino-0ab2e6#toc-code-for-the-arduino-4</text:a></text:p>
      <text:p text:style-name="Standard"/>
      <text:p text:style-name="Standard"/>
      <text:p text:style-name="Standard"/>
      <text:p text:style-name="Standard"><text:a xlink:type="simple" xlink:href="https://www.electronicshub.org/connect-esp8266-to-wifi" text:style-name="Internet_20_link" text:visited-style-name="Visited_20_Internet_20_Link">https://www.electronicshub.org/connect-esp8266-to-wifi</text:a></text:p>
      <text:p text:style-name="Standard"/>
      <text:p text:style-name="Standard"/>
      <text:p text:style-name="Standard"><text:a xlink:type="simple" xlink:href="https://www.instructables.com/id/Get-Started-With-ESP8266-Using-AT-Commands-Via-Ard/" text:style-name="Internet_20_link" text:visited-style-name="Visited_20_Internet_20_Link">https://www.instructables.com/id/Get-Started-With-ESP8266-Using-AT-Commands-Via-Ard/</text:a></text:p>
      <text:p text:style-name="Standard"/>
      <text:p text:style-name="Standard"/>
      <text:p text:style-name="Standard"/>
      <text:p text:style-name="Standard"><text:a xlink:type="simple" xlink:href="https://www.teachmemicro.com/arduino-wifi-using-esp8266-commands/" text:style-name="Internet_20_link" text:visited-style-name="Visited_20_Internet_20_Link">https://www.teachmemicro.com/arduino-wifi-using-esp8266-commands/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4:33:11.349740853</meta:creation-date>
    <dc:date>2019-11-14T14:35:04.603278781</dc:date>
    <meta:editing-duration>PT1M29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7" meta:word-count="7" meta:character-count="550" meta:non-whitespace-character-count="550"/>
  </office:meta>
</office:document-meta>
</file>